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ans" fo:font-size="12pt" officeooo:rsid="00099edf" officeooo:paragraph-rsid="00099edf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ans" fo:font-size="12pt" officeooo:rsid="00099edf" officeooo:paragraph-rsid="00099edf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0b5bfa" officeooo:paragraph-rsid="001108fd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0b5bfa" officeooo:paragraph-rsid="001140c2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175762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21c85f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35c12b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431be6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7641be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c7070" officeooo:paragraph-rsid="001c7070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c7070" officeooo:paragraph-rsid="0021c85f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d87b7" officeooo:paragraph-rsid="003e5eba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578d89" officeooo:paragraph-rsid="007641be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175762" officeooo:paragraph-rsid="001922a7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578d89" officeooo:paragraph-rsid="00578d89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2pt" style:text-underline-style="none" officeooo:rsid="00578d89" officeooo:paragraph-rsid="007641be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1c85f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nonymous Pro" fo:font-size="12pt" officeooo:rsid="00175762" officeooo:paragraph-rsid="0021c85f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1b14c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78d89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90cec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5ac03e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6c375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880da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b4321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6f1d5e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15b4f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1bd04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641be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7d8281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nonymous Pro" fo:font-size="12pt" officeooo:rsid="00631e03" officeooo:paragraph-rsid="007641be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71125d" officeooo:paragraph-rsid="006f1d5e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7f3b87" officeooo:paragraph-rsid="007641be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nonymous Pro" fo:font-size="12pt" style:text-underline-style="none" officeooo:rsid="008072ff" officeooo:paragraph-rsid="00715b4f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nonymous Pro" fo:font-size="12pt" officeooo:rsid="0071125d" officeooo:paragraph-rsid="007641be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nonymous Pro" fo:font-size="12pt" officeooo:rsid="0051b14c" officeooo:paragraph-rsid="00ad93a0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328cfc" officeooo:paragraph-rsid="004d91e9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36c212" officeooo:paragraph-rsid="009604d0" style:font-size-asian="12pt" style:font-size-complex="12pt"/>
    </style:style>
    <style:style style:name="P3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36c212" officeooo:paragraph-rsid="00baf6ef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feefa" officeooo:paragraph-rsid="00ad93a0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feefa" officeooo:paragraph-rsid="00ae855c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2f8d0e" officeooo:paragraph-rsid="00ad93a0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175762" style:font-size-asian="12pt" style:font-size-complex="12pt"/>
    </style:style>
    <style:style style:name="P44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175762" officeooo:paragraph-rsid="00b13bdb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578d89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officeooo:rsid="00175762" officeooo:paragraph-rsid="00bbc9c8" style:font-size-asian="12pt" style:font-size-complex="12pt"/>
    </style:style>
    <style:style style:name="P47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ae7d37" officeooo:paragraph-rsid="00ae7d37" style:font-size-asian="12pt" style:font-size-complex="12pt"/>
    </style:style>
    <style:style style:name="P4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ae7d37" officeooo:paragraph-rsid="00baf6ef" style:font-size-asian="12pt" style:font-size-complex="12pt"/>
    </style:style>
    <style:style style:name="P4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ae7d37" officeooo:paragraph-rsid="00bbc9c8" style:font-size-asian="12pt" style:font-size-complex="12pt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officeooo:rsid="00ae7d37" officeooo:paragraph-rsid="00baf6ef" style:font-size-asian="12pt" style:font-size-complex="12pt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officeooo:rsid="00ae7d37" officeooo:paragraph-rsid="00bbc9c8" style:font-size-asian="12pt" style:font-size-complex="12pt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officeooo:rsid="00baf6ef" officeooo:paragraph-rsid="00baf6ef" style:font-size-asian="12pt" style:font-size-complex="12pt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2pt" officeooo:rsid="00baf6ef" officeooo:paragraph-rsid="00bbc9c8" style:font-size-asian="12pt" style:font-size-complex="12pt"/>
    </style:style>
    <style:style style:name="P54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officeooo:rsid="00bbc9c8" officeooo:paragraph-rsid="00bbc9c8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nonymous Pro" fo:font-size="12pt" officeooo:rsid="002feefa" officeooo:paragraph-rsid="00ad93a0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officeooo:paragraph-rsid="00997859"/>
    </style:style>
    <style:style style:name="P57" style:family="paragraph" style:parent-style-name="Standard">
      <style:paragraph-properties fo:line-height="150%" fo:text-align="justify" style:justify-single-word="false"/>
      <style:text-properties officeooo:paragraph-rsid="0071bd04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officeooo:paragraph-rsid="00baf6ef"/>
    </style:style>
    <style:style style:name="P59" style:family="paragraph" style:parent-style-name="Standard" style:list-style-name="L2">
      <style:paragraph-properties fo:line-height="150%" fo:text-align="justify" style:justify-single-word="false"/>
      <style:text-properties officeooo:paragraph-rsid="00bbc9c8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bbc9c8"/>
    </style:style>
    <style:style style:name="P61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175762" officeooo:paragraph-rsid="001c7070" style:font-size-asian="12pt" style:font-size-complex="12pt"/>
    </style:style>
    <style:style style:name="P62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175762" officeooo:paragraph-rsid="0021c85f" style:font-size-asian="12pt" style:font-size-complex="12pt"/>
    </style:style>
    <style:style style:name="P63" style:family="paragraph" style:parent-style-name="Heading_20_4">
      <style:text-properties style:font-name="Liberation Sans" fo:font-size="12pt" officeooo:rsid="00175762" officeooo:paragraph-rsid="00b5ad4c" style:font-size-asian="12pt" style:font-size-complex="12pt"/>
    </style:style>
    <style:style style:name="P64" style:family="paragraph" style:parent-style-name="Heading_20_4">
      <style:paragraph-properties fo:line-height="150%" fo:text-align="justify" style:justify-single-word="false"/>
      <style:text-properties style:font-name="Liberation Sans" fo:font-size="12pt" officeooo:rsid="004d91e9" officeooo:paragraph-rsid="004d91e9" style:font-size-asian="12pt" style:font-size-complex="12pt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641be" style:font-style-asian="italic" style:font-style-complex="italic"/>
    </style:style>
    <style:style style:name="T5" style:family="text">
      <style:text-properties fo:font-style="italic" officeooo:rsid="007c0cfd" style:font-style-asian="italic" style:font-style-complex="italic"/>
    </style:style>
    <style:style style:name="T6" style:family="text">
      <style:text-properties fo:font-style="italic" officeooo:rsid="00b13bdb" style:font-style-asian="italic" style:font-style-complex="italic"/>
    </style:style>
    <style:style style:name="T7" style:family="text">
      <style:text-properties fo:font-style="italic" officeooo:rsid="00baf6ef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7641be" style:font-style-asian="italic" style:font-weight-asian="normal" style:font-style-complex="italic" style:font-weight-complex="normal"/>
    </style:style>
    <style:style style:name="T10" style:family="text">
      <style:text-properties officeooo:rsid="00131fc6"/>
    </style:style>
    <style:style style:name="T11" style:family="text">
      <style:text-properties style:font-name="Liberation Sans" fo:font-size="12pt" officeooo:rsid="000b5bfa" style:font-size-asian="12pt" style:font-size-complex="12pt"/>
    </style:style>
    <style:style style:name="T12" style:family="text">
      <style:text-properties style:font-name="Liberation Sans" fo:font-size="12pt" officeooo:rsid="001140c2" style:font-size-asian="12pt" style:font-size-complex="12pt"/>
    </style:style>
    <style:style style:name="T13" style:family="text">
      <style:text-properties style:font-name="Liberation Sans" fo:font-size="12pt" officeooo:rsid="000ede43" style:font-size-asian="12pt" style:font-size-complex="12pt"/>
    </style:style>
    <style:style style:name="T14" style:family="text">
      <style:text-properties style:font-name="Liberation Sans" fo:font-size="12pt" officeooo:rsid="00175762" style:font-size-asian="12pt" style:font-size-complex="12pt"/>
    </style:style>
    <style:style style:name="T15" style:family="text">
      <style:text-properties style:font-name="Liberation Sans" fo:font-size="12pt" officeooo:rsid="00131fc6" style:font-size-asian="12pt" style:font-size-complex="12pt"/>
    </style:style>
    <style:style style:name="T16" style:family="text">
      <style:text-properties style:font-name="Liberation Sans" fo:font-size="12pt" officeooo:rsid="00997859" style:font-size-asian="12pt" style:font-size-complex="12pt"/>
    </style:style>
    <style:style style:name="T17" style:family="text">
      <style:text-properties style:font-name="Liberation Sans" fo:font-size="12pt" officeooo:rsid="009ec8f7" style:font-size-asian="12pt" style:font-size-complex="12pt"/>
    </style:style>
    <style:style style:name="T18" style:family="text">
      <style:text-properties style:font-name="Liberation Sans" fo:font-size="12pt" officeooo:rsid="009f0dab" style:font-size-asian="12pt" style:font-size-complex="12pt"/>
    </style:style>
    <style:style style:name="T19" style:family="text">
      <style:text-properties style:font-name="Liberation Sans" fo:font-size="12pt" officeooo:rsid="00a429b8" style:font-size-asian="12pt" style:font-size-complex="12pt"/>
    </style:style>
    <style:style style:name="T20" style:family="text">
      <style:text-properties style:font-name="Liberation Sans" fo:font-size="12pt" officeooo:rsid="00ae7d37" style:font-size-asian="12pt" style:font-size-complex="12pt"/>
    </style:style>
    <style:style style:name="T21" style:family="text">
      <style:text-properties style:font-name="Liberation Sans" fo:font-size="12pt" officeooo:rsid="00b13bdb" style:font-size-asian="12pt" style:font-size-complex="12pt"/>
    </style:style>
    <style:style style:name="T22" style:family="text">
      <style:text-properties style:font-name="Liberation Sans" fo:font-size="12pt" officeooo:rsid="00baf6ef" style:font-size-asian="12pt" style:font-size-complex="12pt"/>
    </style:style>
    <style:style style:name="T23" style:family="text">
      <style:text-properties style:font-name="Liberation Sans" fo:font-size="12pt" fo:font-style="italic" officeooo:rsid="00b13bdb" style:font-size-asian="12pt" style:font-style-asian="italic" style:font-size-complex="12pt" style:font-style-complex="italic"/>
    </style:style>
    <style:style style:name="T24" style:family="text">
      <style:text-properties style:font-name="Liberation Sans" fo:font-size="12pt" fo:font-style="normal" officeooo:rsid="00bbc9c8" style:font-size-asian="12pt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01922a7" style:font-size-asian="12pt" style:font-style-asian="normal" style:font-size-complex="12pt" style:font-style-complex="normal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style:text-underline-style="none" officeooo:rsid="005ec8dc"/>
    </style:style>
    <style:style style:name="T28" style:family="text">
      <style:text-properties officeooo:rsid="001922a7"/>
    </style:style>
    <style:style style:name="T29" style:family="text">
      <style:text-properties officeooo:rsid="001abd72"/>
    </style:style>
    <style:style style:name="T30" style:family="text">
      <style:text-properties officeooo:rsid="001c7070"/>
    </style:style>
    <style:style style:name="T31" style:family="text">
      <style:text-properties officeooo:rsid="0021c85f"/>
    </style:style>
    <style:style style:name="T32" style:family="text">
      <style:text-properties officeooo:rsid="00278c4c"/>
    </style:style>
    <style:style style:name="T33" style:family="text">
      <style:text-properties officeooo:rsid="002feefa"/>
    </style:style>
    <style:style style:name="T34" style:family="text">
      <style:text-properties officeooo:rsid="00311e04"/>
    </style:style>
    <style:style style:name="T35" style:family="text">
      <style:text-properties officeooo:rsid="00328cfc"/>
    </style:style>
    <style:style style:name="T36" style:family="text">
      <style:text-properties officeooo:rsid="0034121e"/>
    </style:style>
    <style:style style:name="T37" style:family="text">
      <style:text-properties officeooo:rsid="0035c12b"/>
    </style:style>
    <style:style style:name="T38" style:family="text">
      <style:text-properties officeooo:rsid="0036c212"/>
    </style:style>
    <style:style style:name="T39" style:family="text">
      <style:text-properties officeooo:rsid="003747e4"/>
    </style:style>
    <style:style style:name="T40" style:family="text">
      <style:text-properties officeooo:rsid="003834c4"/>
    </style:style>
    <style:style style:name="T41" style:family="text">
      <style:text-properties officeooo:rsid="003b8287"/>
    </style:style>
    <style:style style:name="T42" style:family="text">
      <style:text-properties style:font-name="Anonymous Pro" officeooo:rsid="0051b14c"/>
    </style:style>
    <style:style style:name="T43" style:family="text">
      <style:text-properties style:font-name="Anonymous Pro" officeooo:rsid="005ec8dc"/>
    </style:style>
    <style:style style:name="T44" style:family="text">
      <style:text-properties style:font-name="Anonymous Pro" style:text-underline-style="none" officeooo:rsid="0051b14c"/>
    </style:style>
    <style:style style:name="T45" style:family="text">
      <style:text-properties style:font-name="Anonymous Pro" style:text-underline-style="none" officeooo:rsid="006880da"/>
    </style:style>
    <style:style style:name="T46" style:family="text">
      <style:text-properties style:font-name="Anonymous Pro" fo:font-size="12pt" style:text-underline-style="none" officeooo:rsid="0051b14c" style:font-size-asian="12pt" style:font-size-complex="12pt"/>
    </style:style>
    <style:style style:name="T47" style:family="text">
      <style:text-properties style:font-name="Anonymous Pro" fo:font-size="12pt" style:text-underline-style="none" officeooo:rsid="007d8281" style:font-size-asian="12pt" style:font-size-complex="12pt"/>
    </style:style>
    <style:style style:name="T48" style:family="text">
      <style:text-properties officeooo:rsid="0052c64a"/>
    </style:style>
    <style:style style:name="T49" style:family="text">
      <style:text-properties officeooo:rsid="00578d89"/>
    </style:style>
    <style:style style:name="T50" style:family="text">
      <style:text-properties officeooo:rsid="00590cec"/>
    </style:style>
    <style:style style:name="T51" style:family="text">
      <style:text-properties officeooo:rsid="0059f212"/>
    </style:style>
    <style:style style:name="T52" style:family="text">
      <style:text-properties officeooo:rsid="005ec8dc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5ec8dc"/>
    </style:style>
    <style:style style:name="T55" style:family="text">
      <style:text-properties style:text-underline-style="none" officeooo:rsid="0051b14c"/>
    </style:style>
    <style:style style:name="T56" style:family="text">
      <style:text-properties style:text-underline-style="none" officeooo:rsid="006f1d5e"/>
    </style:style>
    <style:style style:name="T57" style:family="text">
      <style:text-properties style:text-underline-style="none" officeooo:rsid="0071125d"/>
    </style:style>
    <style:style style:name="T58" style:family="text">
      <style:text-properties style:text-underline-style="none" officeooo:rsid="006880da"/>
    </style:style>
    <style:style style:name="T59" style:family="text">
      <style:text-properties style:text-underline-style="none" officeooo:rsid="007641be"/>
    </style:style>
    <style:style style:name="T60" style:family="text">
      <style:text-properties style:text-underline-style="none" officeooo:rsid="00631e03"/>
    </style:style>
    <style:style style:name="T61" style:family="text">
      <style:text-properties style:text-underline-style="none" officeooo:rsid="007d8281"/>
    </style:style>
    <style:style style:name="T62" style:family="text">
      <style:text-properties style:text-underline-style="none" officeooo:rsid="007f3b87"/>
    </style:style>
    <style:style style:name="T63" style:family="text">
      <style:text-properties style:text-underline-style="none" officeooo:rsid="008072ff"/>
    </style:style>
    <style:style style:name="T64" style:family="text">
      <style:text-properties style:text-underline-style="none" officeooo:rsid="0097b0d9"/>
    </style:style>
    <style:style style:name="T65" style:family="text">
      <style:text-properties officeooo:rsid="0066c375"/>
    </style:style>
    <style:style style:name="T66" style:family="text">
      <style:text-properties officeooo:rsid="00677fe5"/>
    </style:style>
    <style:style style:name="T67" style:family="text">
      <style:text-properties officeooo:rsid="006880da"/>
    </style:style>
    <style:style style:name="T68" style:family="text">
      <style:text-properties officeooo:rsid="006d4710"/>
    </style:style>
    <style:style style:name="T69" style:family="text">
      <style:text-properties officeooo:rsid="006d8cdd"/>
    </style:style>
    <style:style style:name="T70" style:family="text">
      <style:text-properties officeooo:rsid="006f1d5e"/>
    </style:style>
    <style:style style:name="T71" style:family="text">
      <style:text-properties officeooo:rsid="007641be"/>
    </style:style>
    <style:style style:name="T72" style:family="text">
      <style:text-properties officeooo:rsid="007c0cfd"/>
    </style:style>
    <style:style style:name="T73" style:family="text">
      <style:text-properties officeooo:rsid="007c1f77"/>
    </style:style>
    <style:style style:name="T74" style:family="text">
      <style:text-properties officeooo:rsid="00806434"/>
    </style:style>
    <style:style style:name="T75" style:family="text">
      <style:text-properties officeooo:rsid="00830ff1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86e18d" style:font-weight-asian="bold" style:font-weight-complex="bold"/>
    </style:style>
    <style:style style:name="T78" style:family="text">
      <style:text-properties fo:font-weight="bold" officeooo:rsid="007c0cfd" style:font-weight-asian="bold" style:font-weight-complex="bold"/>
    </style:style>
    <style:style style:name="T79" style:family="text">
      <style:text-properties fo:font-weight="bold" officeooo:rsid="001922a7" style:font-weight-asian="bold" style:font-weight-complex="bold"/>
    </style:style>
    <style:style style:name="T80" style:family="text">
      <style:text-properties fo:font-weight="bold" officeooo:rsid="007641be" style:font-weight-asian="bold" style:font-weight-complex="bold"/>
    </style:style>
    <style:style style:name="T81" style:family="text">
      <style:text-properties fo:font-weight="bold" officeooo:rsid="00998f7f" style:font-weight-asian="bold" style:font-weight-complex="bold"/>
    </style:style>
    <style:style style:name="T82" style:family="text">
      <style:text-properties style:font-name="Anonymous Pro"/>
    </style:style>
    <style:style style:name="T83" style:family="text">
      <style:text-properties style:font-name="Anonymous Pro" officeooo:rsid="003747e4"/>
    </style:style>
    <style:style style:name="T84" style:family="text">
      <style:text-properties officeooo:rsid="0090e607"/>
    </style:style>
    <style:style style:name="T85" style:family="text">
      <style:text-properties officeooo:rsid="0092ab26"/>
    </style:style>
    <style:style style:name="T86" style:family="text">
      <style:text-properties officeooo:rsid="0093c2ce"/>
    </style:style>
    <style:style style:name="T87" style:family="text">
      <style:text-properties officeooo:rsid="00ae0f23"/>
    </style:style>
    <style:style style:name="T88" style:family="text">
      <style:text-properties officeooo:rsid="00b13bdb"/>
    </style:style>
    <style:style style:name="T89" style:family="text">
      <style:text-properties officeooo:rsid="00baf6ef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baf6ef" style:font-style-asian="normal" style:font-style-complex="normal"/>
    </style:style>
    <style:style style:name="T92" style:family="text">
      <style:text-properties fo:font-style="normal" officeooo:rsid="00bc8148" style:font-style-asian="normal" style:font-style-complex="normal"/>
    </style:style>
    <style:style style:name="T93" style:family="text">
      <style:text-properties officeooo:rsid="00bbc9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olorowanie grafu</text:h>
      <text:p text:style-name="P1">Jakub Buda 119507</text:p>
      <text:p text:style-name="P1">Marcin Urbaniak <text:span text:style-name="T77">'</text:span><text:span text:style-name="T76">%6d</text:span><text:span text:style-name="T77">' % twoj_indeks</text:span></text:p>
      <text:p text:style-name="P2"/>
      <text:p text:style-name="P3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4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4"/>
      <text:h text:style-name="Heading_20_4" text:outline-level="4">Algorytm dokładny</text:h>
      <text:p text:style-name="P56"><text:span text:style-name="T11"><text:tab/></text:span><text:span text:style-name="T13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13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3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</text:span><text:span text:style-name="T19">dozwolone</text:span><text:span text:style-name="T13">. Oczywistą wadą jest wysoka złożoność obliczeniowa: znalezienie najlepszego poprawnego przyporządkowania</text:span><text:span text:style-name="T13"><draw:frame draw:style-name="fr1" draw:name="Obiekt3" text:anchor-type="as-char" svg:y="-0.377cm" svg:width="0.422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wierzchołkom co najwyżej</text:span><text:span text:style-name="T13"><draw:frame draw:style-name="fr1" draw:name="Obiekt2" text:anchor-type="as-char" svg:y="-0.377cm" svg:width="0.425cm" svg:height="0.46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kolorów wymaga </text:span><text:span text:style-name="T13"><draw:frame draw:style-name="fr1" draw:name="Obiekt1" text:anchor-type="as-char" svg:y="-0.437cm" svg:width="0.579cm" svg:height="0.53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3">porównań. </text:span><text:span text:style-name="T12">W pesymistycznym wypadku graf</text:span><text:span text:style-name="T18">ów</text:span><text:span text:style-name="T12"> bardzo gęstych lub wręcz pełnych, </text:span><text:span text:style-name="T15">ilość kolorów będzie równa ilości wierzchołków</text:span><text:span text:style-name="T15"><draw:frame draw:style-name="fr1" draw:name="Obiekt5" text:anchor-type="as-char" svg:y="-0.377cm" svg:width="1cm" svg:height="0.46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2">co sprowadza złożoność obliczeniową do </text:span><text:span text:style-name="T15">jeszcze wyższej klasy</text:span><text:span text:style-name="T15"><draw:frame draw:style-name="fr1" draw:name="Obiekt8" text:anchor-type="as-char" svg:y="-0.439cm" svg:width="1.222cm" svg:height="0.56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5">. </text:span><text:span text:style-name="T16">Czas działania takiego algorytmu </text:span><text:span text:style-name="T15">jest niepraktycznie długi jeśli liczba wierzchołków </text:span><text:span text:style-name="T17">dochodzi do </text:span><text:span text:style-name="T15">10, </text:span><text:span text:style-name="T20">co w większości wypadków właściwie wyklucza jego praktyczne stosowanie.</text:span></text:p>
      <text:p text:style-name="P9"><text:soft-page-break/><text:span text:style-name="T8">Pseudokod </text:span><text:span text:style-name="T9">1</text:span><text:span text:style-name="T71">. </text:span><text:span text:style-name="T80">A</text:span><text:span text:style-name="T76">lgorytm dokładn</text:span><text:span text:style-name="T80">y.</text:span></text:p>
      <text:p text:style-name="P9"/>
      <text:p text:style-name="P16">Dane: graf o N wierzcholkach,</text:p>
      <text:p text:style-name="P16"><text:span text:style-name="T42">po</text:span><text:span text:style-name="T43">licz_kolory(kolorowanie) –</text:span><text:span text:style-name="T42"> </text:span><text:span text:style-name="T52">funkcja podająca ilość wartości użytych kolorów</text:span></text:p>
      <text:p text:style-name="P31">legalne_kolorowanie(kolorowanie) <text:span text:style-name="T54">–</text:span><text:span text:style-name="T55"> </text:span><text:span text:style-name="T27">funkcja </text:span><text:span text:style-name="T26">informująca czy podane kolorowanie <text:tab/><text:tab/><text:tab/><text:tab/><text:tab/><text:tab/> <text:s text:c="6"/>jest dozwolone</text:span></text:p>
      <text:p text:style-name="P29">procedura <text:span text:style-name="T52">koloruj_</text:span>bruteforce(graf):</text:p>
      <text:p text:style-name="P29"><text:tab/><text:span text:style-name="T50">int obecne_</text:span>kolorowanie<text:span text:style-name="T50">[N] := {0};</text:span></text:p>
      <text:p text:style-name="P29"><text:tab/><text:span text:style-name="T65">licznik := 0;</text:span></text:p>
      <text:p text:style-name="P29"><text:tab/><text:span text:style-name="T66">while licznik &lt; N ^ N:</text:span></text:p>
      <text:p text:style-name="P29"><text:tab/><text:tab/><text:span text:style-name="T70">if legalne_kolorowanie(obecne_</text:span>kolorowanie<text:span text:style-name="T50">):</text:span></text:p>
      <text:p text:style-name="P29"><text:tab/><text:tab/><text:tab/><text:span text:style-name="T70">if </text:span><text:span text:style-name="T53">po</text:span><text:span text:style-name="T54">licz_kolory(kolorowanie) </text:span><text:span text:style-name="T56">&lt; </text:span><text:span text:style-name="T57">:</text:span></text:p>
      <text:p text:style-name="P35"><text:span text:style-name="T53"><text:tab/><text:tab/><text:tab/><text:tab/>najlepsze_kolorowanie := obecne_kolorowanie;</text:span></text:p>
      <text:p text:style-name="P29"><text:span text:style-name="T57"><text:tab/><text:tab/><text:tab/></text:span><text:span text:style-name="T62">endif;</text:span></text:p>
      <text:p text:style-name="P33"><text:tab/><text:tab/>endif;</text:p>
      <text:p text:style-name="P29"><text:span text:style-name="T57"><text:tab/><text:tab/></text:span><text:span text:style-name="T53">in</text:span><text:span text:style-name="T58">kr</text:span><text:span text:style-name="T53">_</text:span><text:span text:style-name="T58">z_przeniesieniem</text:span><text:span text:style-name="T53">(kolorowanie</text:span><text:span text:style-name="T54">,</text:span><text:span text:style-name="T53"> i, </text:span><text:span text:style-name="T64">N</text:span><text:span text:style-name="T53">);</text:span></text:p>
      <text:p text:style-name="P30"><text:span text:style-name="T53"><text:tab/></text:span><text:span text:style-name="T61">endwhile;</text:span></text:p>
      <text:p text:style-name="P29"/>
      <text:p text:style-name="P29">procedura in<text:span text:style-name="T67">kr</text:span>_<text:span text:style-name="T67">z_przeniesieniem</text:span>(kolorowanie<text:span text:style-name="T52">,</text:span> i, k_max):</text:p>
      <text:p text:style-name="P29"><text:tab/><text:span text:style-name="T68">kolorowanie[i] += 1</text:span></text:p>
      <text:p text:style-name="P29"><text:tab/><text:span text:style-name="T69">if kolorowanie[i] &gt; k_max:</text:span></text:p>
      <text:p text:style-name="P29"><text:tab/><text:tab/><text:span text:style-name="T69">kolorowanie[i] = 0;</text:span></text:p>
      <text:p text:style-name="P29"><text:tab/><text:tab/><text:span text:style-name="T69">inkr_z_przeniesieniem(kolorowanie, i+1, k_max);</text:span></text:p>
      <text:p text:style-name="P29"><text:tab/><text:span text:style-name="T74">endif;</text:span></text:p>
      <text:p text:style-name="P36"/>
      <text:p text:style-name="P42"><text:span text:style-name="T34">Niech będzie d</text:span>any przykładowy graf<draw:frame draw:style-name="fr1" draw:name="Obiekt28" text:anchor-type="as-char" svg:y="-0.377cm" svg:width="0.519cm" svg:height="0.469cm" draw:z-index="23"><draw:object xlink:href="./Object 30" xlink:type="simple" xlink:show="embed" xlink:actuate="onLoad"/><draw:image xlink:href="./ObjectReplacements/Object 30" xlink:type="simple" xlink:show="embed" xlink:actuate="onLoad"/><svg:desc>formuła</svg:desc></draw:frame><text:span text:style-name="T33">postaci</text:span>:<draw:frame draw:style-name="fr1" draw:name="Obiekt29" text:anchor-type="as-char" svg:y="-0.377cm" svg:width="7.071cm" svg:height="0.469cm" draw:z-index="24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42">Algorytm dokład<text:span text:style-name="T33">n</text:span>y zaimplementowany w wyż<text:span text:style-name="T84">ej przedstawiony </text:span>sposób <text:span text:style-name="T33">wyznaczy </text:span>będzie generował i sprawdzał kolejne <text:span text:style-name="T33"><text:s/></text:span>kolorowania <text:s/>w następującej kolejności:</text:p>
      <text:p text:style-name="P55"><text:span text:style-name="T38">[1] <text:s/></text:span>{1: 0, 2: 0, 3: 0, 4: 0}</text:p>
      <text:p text:style-name="P55"><text:span text:style-name="T38">[2] <text:s/></text:span>{1: 1, 2: 0, 3: 0, 4: 0}</text:p>
      <text:p text:style-name="P55"><text:span text:style-name="T38">[3] <text:s/></text:span>{1: 2, 2: 0, 3: 0, 4: 0}</text:p>
      <text:p text:style-name="P55"><text:span text:style-name="T38">[4] <text:s/></text:span>{1: 3, 2: 0, 3: 0, 4: 0}</text:p>
      <text:p text:style-name="P55"><text:span text:style-name="T38">[5] <text:s/></text:span>{1: 4, 2: 0, 3: 0, 4: 0}</text:p>
      <text:p text:style-name="P55"><text:span text:style-name="T38">[6] <text:s/></text:span>{1: 0, 2: 1, 3: 0, 4: 0}</text:p>
      <text:p text:style-name="P40"><text:span text:style-name="T82">… <text:tab/><text:tab/><text:tab/><text:tab/><text:tab/><text:tab/></text:span>i<text:span text:style-name="T85">td.</text:span>; po natrafieniu na <text:span text:style-name="T40">36. </text:span>odpowiedź <text:span text:style-name="T34">o kodach</text:span></text:p>
      <text:p text:style-name="P40"><text:span text:style-name="T39">[</text:span><text:span text:style-name="T83">36] </text:span><text:span text:style-name="T82">{1: 0, 2: 2, 3: 1, 4: 0} <text:tab/></text:span>rozpozna ją jako legalną, zapisze jako tymczasowo najlepszą, <text:span text:style-name="T86">przypisze</text:span><text:span text:style-name="T86"><draw:frame draw:style-name="fr1" draw:name="Obiekt32" text:anchor-type="as-char" svg:y="-0.377cm" svg:width="1.88cm" svg:height="0.469cm" draw:z-index="20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86">, i będzie kontynuował przeszukiwanie </text:span><text:soft-page-break/><text:span text:style-name="T86">kolejnych wartości, aż licznik osiągnie wartość </text:span><text:span text:style-name="T86"><draw:frame draw:style-name="fr1" draw:name="Obiekt30" text:anchor-type="as-char" svg:y="-0.439cm" svg:width="0.757cm" svg:height="0.531cm" draw:z-index="25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86">. W przypadku danego grafu </text:span><text:span text:style-name="T86"><draw:frame draw:style-name="fr1" draw:name="Obiekt26" text:anchor-type="as-char" svg:y="-0.377cm" svg:width="0.519cm" svg:height="0.469cm" draw:z-index="21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86"> wśród wygenerowanych kodów nie zostanie znalezione rozwiązanie o niższym</text:span><text:span text:style-name="T86"><draw:frame draw:style-name="fr1" draw:name="Obiekt31" text:anchor-type="as-char" svg:y="-0.386cm" svg:width="1.138cm" svg:height="0.506cm" draw:z-index="22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86">i pierwsze znalezione legalne kolorowanie jest już optymalne. Jednak dla pewności konieczne jest przejrzenie wszystkich możliwych rozwiązań.</text:span></text:p>
      <text:p text:style-name="P41"><text:span text:style-name="T10"><text:tab/>Można podjąć próbę optymalizacji poprzez heurystyczne wyznaczenie na początku działania algorytmu maksymalnej możliwej wartości</text:span><text:span text:style-name="T10"><draw:frame draw:style-name="fr1" draw:name="Obiekt9" text:anchor-type="as-char" svg:y="-0.377cm" svg:width="0.425cm" svg:height="0.469cm" draw:z-index="26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0">– górnego ograniczenia liczby chromatycznej – przy użyciu innego podejścia, na przykład algorytmu zachłannego, po czym standardowo wyznaczyć </text:span><text:span text:style-name="T10"><draw:frame draw:style-name="fr1" draw:name="Obiekt10" text:anchor-type="as-char" svg:y="-0.437cm" svg:width="0.579cm" svg:height="0.529cm" draw:z-index="27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0">wariantów. Dodatkowo po znalezieniu rozwiązania o niższej liczbie kolorów można ponownie zmniejszać</text:span><text:span text:style-name="T10"><draw:frame draw:style-name="fr1" draw:name="Obiekt17" text:anchor-type="as-char" svg:y="-0.377cm" svg:width="0.425cm" svg:height="0.469cm" draw:z-index="28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0">i dodatkowo ograniczać zakres przeszukiwanych rozwiązań. Dla grafów rzadkich może to stanowić bardzo istotne usprawnienie, jednakże mimo tego w dalszym ciągu czas działania takiego algorytmu ogranicza jego zastosowanie do raczej niewielkich grafów.</text:span></text:p>
      <text:p text:style-name="P5"/>
      <text:p text:style-name="P5"><text:span text:style-name="T3">Pseudokod </text:span><text:span text:style-name="T4">2</text:span><text:span text:style-name="T71">. </text:span><text:span text:style-name="T80">Zmodyfikowany </text:span><text:span text:style-name="T76">algorytm dokładn</text:span><text:span text:style-name="T80">y </text:span><text:span text:style-name="T81">z ograniczeniem</text:span><text:span text:style-name="T80">.</text:span></text:p>
      <text:p text:style-name="P13"><text:span text:style-name="T53">Dane </text:span><text:span text:style-name="T59">wejściowe i procedura </text:span><text:span text:style-name="T44">in</text:span><text:span text:style-name="T45">kr</text:span><text:span text:style-name="T44">_</text:span><text:span text:style-name="T45">z_przeniesieniem</text:span><text:span text:style-name="T59"> </text:span><text:span text:style-name="T60">jak </text:span><text:span text:style-name="T59">w pseudokodzie 1.</text:span></text:p>
      <text:p text:style-name="P19"/>
      <text:p text:style-name="P19">procedura <text:span text:style-name="T52">koloruj_branch_and_bound</text:span>(graf):</text:p>
      <text:p text:style-name="P25"><text:tab/><text:span text:style-name="T50">int obecne_</text:span>kolorowanie<text:span text:style-name="T50">[N] := {0};</text:span></text:p>
      <text:p text:style-name="P19"><text:tab/><text:span text:style-name="T52">najle</text:span><text:tab/>psze_kolorowani<text:span text:style-name="T52">e</text:span> := <text:span text:style-name="T52">koloruj_zachlannie(graf);</text:span></text:p>
      <text:p text:style-name="P19"><text:tab/><text:span text:style-name="T52">k_max := policz_kolory(najlepsze_kolorwanie);</text:span></text:p>
      <text:p text:style-name="P23"><text:tab/><text:span text:style-name="T65">licznik := 0;</text:span></text:p>
      <text:p text:style-name="P23"><text:tab/><text:span text:style-name="T66">while licznik &lt; max_k ^ N:</text:span></text:p>
      <text:p text:style-name="P24"><text:tab/><text:tab/><text:span text:style-name="T70">if legalne_kolorowanie(obecne_</text:span>kolorowanie<text:span text:style-name="T50">):</text:span></text:p>
      <text:p text:style-name="P26"><text:tab/><text:tab/><text:tab/><text:span text:style-name="T70">if </text:span><text:span text:style-name="T53">po</text:span><text:span text:style-name="T54">licz_kolory(kolorowanie) </text:span><text:span text:style-name="T56">&lt; </text:span><text:span text:style-name="T57">k_max:</text:span></text:p>
      <text:p text:style-name="P32"><text:tab/><text:tab/><text:tab/><text:tab/>najlepsze_kolorowanie := obecne_kolorowanie;</text:p>
      <text:p text:style-name="P27"><text:span text:style-name="T57"><text:tab/><text:tab/><text:tab/><text:tab/>k_max = po</text:span><text:span text:style-name="T54">licz_kolory(kolorowanie)</text:span><text:span text:style-name="T57">;</text:span></text:p>
      <text:p text:style-name="P27"><text:span text:style-name="T57"><text:tab/><text:tab/><text:tab/></text:span><text:span text:style-name="T63">endif;</text:span></text:p>
      <text:p text:style-name="P34"><text:tab/><text:tab/>endif;</text:p>
      <text:p text:style-name="P28"><text:span text:style-name="T57"><text:tab/><text:tab/></text:span><text:span text:style-name="T53">in</text:span><text:span text:style-name="T58">kr</text:span><text:span text:style-name="T53">_</text:span><text:span text:style-name="T58">z_przeniesieniem</text:span><text:span text:style-name="T53">(kolorowanie</text:span><text:span text:style-name="T54">,</text:span><text:span text:style-name="T53"> i, k_max);</text:span></text:p>
      <text:p text:style-name="P57"><text:span text:style-name="T46"><text:tab/></text:span><text:span text:style-name="T47">endwhile;</text:span></text:p>
      <text:h text:style-name="P47" text:outline-level="4"/>
      <text:h text:style-name="P47" text:outline-level="4"><text:tab/>Dla przykładowego <text:span text:style-name="T88">grafu</text:span><text:span text:style-name="T88"><draw:frame draw:style-name="fr1" draw:name="Obiekt11" text:anchor-type="as-char" svg:y="-0.377cm" svg:width="0.519cm" svg:height="0.469cm" draw:z-index="3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88">kolejność generowania pierwszych rozwiązań jest identyczna jak w podstawowym algorytmie, rozwiązane optymalne również zostaje znalezione jako 36., lecz w tym momencie następuje przypisanie</text:span><text:span text:style-name="T88"><draw:frame draw:style-name="fr1" draw:name="Obiekt12" text:anchor-type="as-char" svg:y="-0.377cm" svg:width="1.953cm" svg:height="0.469cm" draw:z-index="32"><draw:object xlink:href="./Object 18" xlink:type="simple" xlink:show="embed" xlink:actuate="onLoad"/><draw:image xlink:href="./ObjectReplacements/Object 18" xlink:type="simple" xlink:show="embed" xlink:actuate="onLoad"/></draw:frame></text:span><text:span text:style-name="T88">i program zwróci wynik już po sprawdzeniu</text:span><text:span text:style-name="T88"><draw:frame draw:style-name="fr1" draw:name="Obiekt34" text:anchor-type="as-char" svg:y="-0.439cm" svg:width="1.513cm" svg:height="0.531cm" draw:z-index="33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8">rozwiązań.</text:span></text:h>
      <text:h text:style-name="P44" text:outline-level="4"><text:soft-page-break/><text:tab/>Pamięciowa złożoność <text:span text:style-name="T87">obu algorytmów dokładnych wynosi</text:span><draw:frame draw:style-name="fr1" draw:name="Obiekt13" text:anchor-type="as-char" svg:y="-0.386cm" svg:width="1.215cm" svg:height="0.51cm" draw:z-index="29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29">gdyż konieczne jest utworzenie nowej struktury danych mieszczącej rozwiązanie (przyporządkowany kolor) dla każdego z</text:span><text:span text:style-name="T29"><draw:frame draw:style-name="fr1" draw:name="Obiekt18" text:anchor-type="as-char" svg:y="-0.377cm" svg:width="0.422cm" svg:height="0.469cm" draw:z-index="30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9">wierzchołków; z tej racji jest to praktycznie minimalna złożoność pamięciowa dla rozwiązania problemu kolorowania.</text:span></text:h>
      <text:h text:style-name="P44" text:outline-level="4"/>
      <text:h text:style-name="P63" text:outline-level="4">Algorytm zachłanny</text:h>
      <text:p text:style-name="P7"/>
      <text:p text:style-name="P7"><text:tab/><text:span text:style-name="T37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32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5"/>
      <text:p text:style-name="P14"><text:span text:style-name="T3">Pseudokod </text:span><text:span text:style-name="T5">3</text:span><text:span text:style-name="T72">. </text:span><text:span text:style-name="T78">A</text:span><text:span text:style-name="T76">lgorytm </text:span><text:span text:style-name="T79">zachłan</text:span><text:span text:style-name="T76">n</text:span><text:span text:style-name="T78">y.</text:span></text:p>
      <text:p text:style-name="P15">Dane: graf o N wierzcholkach</text:p>
      <text:p text:style-name="P20"/>
      <text:p text:style-name="P20"><text:span text:style-name="T73">p</text:span>rocedura koloruj_zachlannie(graf):</text:p>
      <text:p text:style-name="P20"><text:tab/><text:span text:style-name="T50">int </text:span>kolorowanie<text:span text:style-name="T50">[N] := {0};</text:span></text:p>
      <text:p text:style-name="P20"><text:tab/><text:span text:style-name="T49">for i = 0 to N</text:span>:</text:p>
      <text:p text:style-name="P20"><text:tab/><text:tab/><text:span text:style-name="T50">lista sasiednie_kolory := [];</text:span></text:p>
      <text:p text:style-name="P21"><text:tab/><text:tab/><text:span text:style-name="T50">for j = 1 to N</text:span>:</text:p>
      <text:p text:style-name="P21"><text:tab/><text:tab/><text:tab/><text:span text:style-name="T50">if graf.zawiera_krawedz(i, j):</text:span></text:p>
      <text:p text:style-name="P21"><text:tab/><text:tab/><text:tab/><text:tab/><text:span text:style-name="T50">sasiednie_kolory.dodaj(kolorowanie[j]);</text:span></text:p>
      <text:p text:style-name="P21"><text:tab/><text:tab/><text:span text:style-name="T51">endfor;</text:span></text:p>
      <text:p text:style-name="P22"><text:tab/><text:tab/><text:span text:style-name="T50">while sasiednie_kolory.zawiera(kolorowanie[v]):</text:span></text:p>
      <text:p text:style-name="P20"><text:tab/><text:tab/><text:tab/><text:tab/>kolorowanie[v] <text:span text:style-name="T48">+</text:span>= <text:span text:style-name="T48">1</text:span>;</text:p>
      <text:p text:style-name="P20"><text:tab/><text:tab/><text:span text:style-name="T51">endwhile;</text:span></text:p>
      <text:p text:style-name="P20"><text:tab/><text:span text:style-name="T51">endfor;</text:span></text:p>
      <text:p text:style-name="P45"/>
      <text:p text:style-name="P45"/>
      <text:p text:style-name="P60"><text:soft-page-break/><text:span text:style-name="T24"><text:tab/>Pamięciowa złożoność</text:span><text:span text:style-name="T24"><draw:frame draw:style-name="fr1" draw:name="Obiekt14" text:anchor-type="as-char" svg:y="-0.386cm" svg:width="1.215cm" svg:height="0.51cm" draw:z-index="36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4">jest </text:span><text:span text:style-name="T25">analogiczna do algorytmu dokładnego. Dużą zaletą jest niska złożoność czasowa</text:span><text:span text:style-name="T25"><draw:frame draw:style-name="fr1" draw:name="Obiekt15" text:anchor-type="as-char" svg:y="-0.439cm" svg:width="1.219cm" svg:height="0.561cm" draw:z-index="37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5">, osiągana jest ona jednak kosztem rezygnacji z dokładnego rozwiązania i zadowolenia się jego przybliżeniem. Dokładność uzyskanego przybliżenia zależy od badanego zbioru danych oraz szczegółów implementacji.</text:span></text:p>
      <text:p text:style-name="P46"><text:span text:style-name="T14"/></text:p>
      <text:h text:style-name="P49" text:outline-level="4"><text:tab/>Dla <text:span text:style-name="T93">wcześniej danego</text:span> przykładowego <text:span text:style-name="T88">grafu</text:span><text:span text:style-name="T88"><draw:frame draw:style-name="fr1" draw:name="Obiekt38" text:anchor-type="as-char" svg:y="-0.377cm" svg:width="0.519cm" svg:height="0.469cm" draw:z-index="35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88">, zakładając przechodzenie wierzchołków w rosnącej kolejności:</text:span></text:h>
      <text:list xml:id="list5923628369315102521" text:style-name="L2">
        <text:list-item>
          <text:h text:style-name="P59" text:outline-level="4"><text:span text:style-name="T21">wierzchołki sąsiadujące z 1. mają przypisane wartości 0, 0, więc </text:span><text:span text:style-name="T23">kolorowanie[1]</text:span><text:span text:style-name="T21"> zostaje zwiększon</text:span><text:span text:style-name="T22">e</text:span><text:span text:style-name="T21"> do 1.</text:span></text:h>
        </text:list-item>
        <text:list-item>
          <text:h text:style-name="P51" text:outline-level="4"><text:span text:style-name="T89">sąsiedzi wierzchołka 2. są pokolorowane 1, 0, 0, więc </text:span><text:span text:style-name="T6">kolorowanie[</text:span><text:span text:style-name="T7">2]</text:span><text:span text:style-name="T88"> zostaje inkrementowane do 2.</text:span></text:h>
        </text:list-item>
        <text:list-item>
          <text:h text:style-name="P51" text:outline-level="4"><text:span text:style-name="T89">sąsiedzi 3. mają przypisane kolejno 1, 2, 0, więc <text:s/></text:span><text:span text:style-name="T6">kolorowanie[</text:span><text:span text:style-name="T7">3]</text:span><text:span text:style-name="T91"> jest zwiększane aż do 3.</text:span></text:h>
        </text:list-item>
        <text:list-item>
          <text:h text:style-name="P53" text:outline-level="4"><text:span text:style-name="T90">wreszcie wierzchołki sąsiadujące z 4 pokolorowane są jako 2 i 3, stąd </text:span><text:span text:style-name="T6">kolorowanie[</text:span><text:span text:style-name="T3">4]</text:span><text:span text:style-name="T90"> pozostaje równe 0.</text:span></text:h>
        </text:list-item>
      </text:list>
      <text:p text:style-name="P60"><text:span text:style-name="T24">Liczba użytych kolorów równa jest 4, rozwiązanie nie jest więc optymalne.</text:span></text:p>
      <text:p text:style-name="P60"><text:span text:style-name="T14"><text:tab/></text:span></text:p>
      <text:h text:style-name="P61" text:outline-level="4">Algorytm <text:span text:style-name="T30">przybliżo</text:span>ny: <text:span text:style-name="T30">LF </text:span></text:h>
      <text:p text:style-name="P12"/>
      <text:p text:style-name="P12"><text:tab/>Algorytm Largest First jest swoistą mutacją algorytmu zachłannego. <text:span text:style-name="T38">Pierwszym krokiem jest stworzenie listy wierzchołków, posortowanej według ich stopnia. Następnie według uzyskanej kolejności zostają one pokolorowane zachłannie.</text:span></text:p>
      <text:p text:style-name="P10"/>
      <text:p text:style-name="P6">Pseudokod algorytmu <text:span text:style-name="T31">LF</text:span>:</text:p>
      <text:p text:style-name="P18">// yada yada</text:p>
      <text:p text:style-name="P6"/>
      <text:h text:style-name="P48" text:outline-level="4"><text:tab/>Dla <text:span text:style-name="T93">wcześniej danego</text:span> przykładowego <text:span text:style-name="T88">grafu</text:span><text:span text:style-name="T88"><draw:frame draw:style-name="fr1" draw:name="Obiekt37" text:anchor-type="as-char" svg:y="-0.377cm" svg:width="0.519cm" svg:height="0.469cm" draw:z-index="34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88">, zakładając przechodzenie wierzchołków w rosnącej kolejności:</text:span></text:h>
      <text:list xml:id="list1658635260791" text:continue-numbering="true" text:style-name="L2">
        <text:list-item>
          <text:h text:style-name="P58" text:outline-level="4"><text:span text:style-name="T21">wierzchołki sąsiadujące z . mają przypisane wartości , więc </text:span><text:span text:style-name="T23">kolorowanie[]</text:span><text:span text:style-name="T21"> zostaje zwiększon</text:span><text:span text:style-name="T22">e</text:span><text:span text:style-name="T21"> do .</text:span></text:h>
        </text:list-item>
        <text:list-item>
          <text:h text:style-name="P50" text:outline-level="4"><text:span text:style-name="T89">sąsiedzi wierzchołka . są pokolorowane , więc </text:span><text:span text:style-name="T6">kolorowanie[</text:span><text:span text:style-name="T7">]</text:span><text:span text:style-name="T88"> zostaje inkrementowane do .</text:span></text:h>
        </text:list-item>
        <text:list-item>
          <text:h text:style-name="P50" text:outline-level="4"><text:soft-page-break/><text:span text:style-name="T89">sąsiedzi 3. mają przypisane kolejno <text:s/>więc <text:s/></text:span><text:span text:style-name="T6">kolorowanie[</text:span><text:span text:style-name="T7">]</text:span><text:span text:style-name="T91"> jest zwiększane aż do 3.</text:span></text:h>
        </text:list-item>
        <text:list-item>
          <text:h text:style-name="P52" text:outline-level="4"><text:span text:style-name="T90">wreszcie wierzchołki sąsiadujące z 4 pokolorowane są jako 2 i 3, stąd </text:span><text:span text:style-name="T6">kolorowanie[</text:span><text:span text:style-name="T3">4]</text:span><text:span text:style-name="T90"> pozostaje równe 0.</text:span></text:h>
        </text:list-item>
      </text:list>
      <text:h text:style-name="P54" text:outline-level="4"><text:span text:style-name="T90">Liczba użytych kolorów równa jest </text:span><text:span text:style-name="T92">3</text:span><text:span text:style-name="T90">, rozwiązanie jest więc </text:span><text:span text:style-name="T92">w tym szczególnym przypadku </text:span><text:span text:style-name="T90">optymalne. </text:span><text:span text:style-name="T92">W przypadku ogólnym tak nie jest, jednak średni błąd przybliżenia jest mniejszy niż dla wyjściowego prostego algorytmu zachłannego</text:span></text:h>
      <text:h text:style-name="P39" text:outline-level="4"/>
      <text:p text:style-name="P38"><text:tab/>Pamięciowa złożoność <text:span text:style-name="T41">obliczeniowa znów wynosi</text:span><draw:frame draw:style-name="fr1" draw:name="Obiekt19" text:anchor-type="as-char" svg:y="-0.386cm" svg:width="1.215cm" svg:height="0.51cm" draw:z-index="14"><draw:object xlink:href="./Object 19" xlink:type="simple" xlink:show="embed" xlink:actuate="onLoad"/><draw:image xlink:href="./ObjectReplacements/Object 19" xlink:type="simple" xlink:show="embed" xlink:actuate="onLoad"/><svg:desc>formuła</svg:desc></draw:frame>. <text:span text:style-name="T35">Wprawdzie przed stworzeniem struktury danych odpowiedzi konieczne jest dodatkowo stworzenie listy wierzchołków posortowanej według ich stopnia, również o długości</text:span><text:span text:style-name="T35"><draw:frame draw:style-name="fr1" draw:name="Obiekt33" text:anchor-type="as-char" svg:y="-0.377cm" svg:width="0.549cm" svg:height="0.469cm" draw:z-index="15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35">, lecz w notacji asymptotycznej taka różnica nie ma znaczenia. Utrzymana zostaje również wielomianowa złożoność czasowa. Pierwszym etapem jest sortowanie listy o długości</text:span><text:span text:style-name="T35"><draw:frame draw:style-name="fr1" draw:name="Obiekt27" text:anchor-type="as-char" svg:y="-0.377cm" svg:width="0.549cm" svg:height="0.469cm" draw:z-index="19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5">, dla którego można przyjąć <text:s/>złożoności średnią</text:span><text:span text:style-name="T35"><draw:frame draw:style-name="fr1" draw:name="Obiekt35" text:anchor-type="as-char" svg:y="-0.386cm" svg:width="2.058cm" svg:height="0.51cm" draw:z-index="16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35">i pesymistyczną</text:span><text:span text:style-name="T35"><draw:frame draw:style-name="fr1" draw:name="Obiekt36" text:anchor-type="as-char" svg:y="-0.439cm" svg:width="1.219cm" svg:height="0.561cm" draw:z-index="1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35">. Założenie jest o tyle słuszne że algorytm sortowania z <text:s/>biblioteki standardowej użytego języka – Python 3 – bazuje na sortowaniu szybkim o takich złożonościach. Kroki te i tak nie są trudniejsze niż następujące po nich zachłanne kolorowanie o klasie</text:span><text:span text:style-name="T35"><draw:frame draw:style-name="fr1" draw:name="Obiekt16" text:anchor-type="as-char" svg:y="-0.439cm" svg:width="1.219cm" svg:height="0.561cm" draw:z-index="18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35">.</text:span></text:p>
      <text:p text:style-name="P38"><text:span text:style-name="T35">Algorytm ten, tak samo jak wyjściowy zachłanny, w przypadku ogólnym daje tylko przybliżone rozwiązanie. Jednak jak widać na przypadku testowym, prosta modyfikacja znacząco zwiększa dokładność otrzymywanego przybliżenia.</text:span></text:p>
      <text:p text:style-name="P17"/>
      <text:h text:style-name="P62" text:outline-level="4">Algorytm <text:span text:style-name="T31">genetyczny </text:span></text:h>
      <text:p text:style-name="P8"><text:span text:style-name="T35"><text:tab/>Idea algorytmu genetycznego bazuje na biologicznej teorii ewolucji sterowanej doborem. Zdefiniowane zostają funkcje lub operatory krzyżowania rozwiązań i ich mutacji. W pierwszym kroku zostaje zainicjalizowana populacja osobników – pula losowo <text:s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</text:span></text:p>
      <text:p text:style-name="P11"/>
      <text:p text:style-name="P6">Pseudokod algorytmu <text:span text:style-name="T36">genetycz</text:span>nego:</text:p>
      <text:p text:style-name="P18"><text:soft-page-break/>// <text:span text:style-name="T75">omg</text:span></text:p>
      <text:p text:style-name="P6"/>
      <text:p text:style-name="P7"><text:span text:style-name="T37"><text:tab/>Nietypową cechą są </text:span>złożonoś<text:span text:style-name="T37">ci</text:span> <text:span text:style-name="T37">pamięciowa</text:span><text:span text:style-name="T37"><draw:frame draw:style-name="fr1" draw:name="Obiekt23" text:anchor-type="as-char" svg:y="-0.386cm" svg:width="1.619cm" svg:height="0.51cm" draw:z-index="13"><draw:object xlink:href="./Object 20" xlink:type="simple" xlink:show="embed" xlink:actuate="onLoad"/><draw:image xlink:href="./ObjectReplacements/Object 20" xlink:type="simple" xlink:show="embed" xlink:actuate="onLoad"/></draw:frame></text:span><text:span text:style-name="T37">i czasowa</text:span><text:span text:style-name="T37"><draw:frame draw:style-name="fr1" draw:name="Obiekt24" text:anchor-type="as-char" svg:y="-0.386cm" svg:width="1.356cm" svg:height="0.51cm" draw:z-index="8"><draw:object xlink:href="./Object 24" xlink:type="simple" xlink:show="embed" xlink:actuate="onLoad"/><draw:image xlink:href="./ObjectReplacements/Object 24" xlink:type="simple" xlink:show="embed" xlink:actuate="onLoad"/></draw:frame></text:span><text:span text:style-name="T37">zależące nie tylko od zadanej liczby optymalizowanych elementów (wierzchołków grafu), ale także od liczby pokoleń</text:span><text:span text:style-name="T37"><draw:frame draw:style-name="fr1" draw:name="Obiekt20" text:anchor-type="as-char" svg:y="-0.377cm" svg:width="0.467cm" svg:height="0.469cm" draw:z-index="9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37">i ich liczebności</text:span><text:span text:style-name="T37"><draw:frame draw:style-name="fr1" draw:name="Obiekt21" text:anchor-type="as-char" svg:y="-0.377cm" svg:width="0.33cm" svg:height="0.469cm" draw:z-index="10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37">ustalanych przez programistę. Dokładne wartości</text:span><text:span text:style-name="T37"><draw:frame draw:style-name="fr1" draw:name="Obiekt22" text:anchor-type="as-char" svg:y="-0.377cm" svg:width="0.467cm" svg:height="0.469cm" draw:z-index="11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37">i</text:span><text:span text:style-name="T37"><draw:frame draw:style-name="fr1" draw:name="Obiekt25" text:anchor-type="as-char" svg:y="-0.377cm" svg:width="0.33cm" svg:height="0.469cm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37">zazwyczaj będą musiały zostać ustalone empirycznie, tak aby z jednej strony uzyskać satysfakcjonującą dokładność przybliżenia wyniku, z drugiej otrzymywać je w odpowiednio krótkim czasie. </text:span></text:p>
      <text:p text:style-name="P6"/>
      <text:h text:style-name="P64" text:outline-level="4">Sieć neuronowa </text:h>
      <text:p text:style-name="P37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5T00:16:57.587044090</dc:date>
    <meta:editing-duration>PT9H21M59S</meta:editing-duration>
    <meta:editing-cycles>169</meta:editing-cycles>
    <meta:document-statistic meta:table-count="0" meta:image-count="0" meta:object-count="38" meta:page-count="7" meta:paragraph-count="101" meta:word-count="1336" meta:character-count="10548" meta:non-whitespace-character-count="9179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i>n</mi>
    <annotation encoding="StarMath 5.0">n </annotation>
  </semantics>
</math>
</file>

<file path=Object 13/content.xml><?xml version="1.0" encoding="utf-8"?>
<math xmlns="http://www.w3.org/1998/Math/MathML" display="block">
  <semantics>
    <mi>G</mi>
    <annotation encoding="StarMath 5.0">G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=3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i>p</mi>
    <annotation encoding="StarMath 5.0">p</annotation>
  </semantics>
</math>
</file>

<file path=Object 22/content.xml><?xml version="1.0" encoding="utf-8"?>
<math xmlns="http://www.w3.org/1998/Math/MathML" display="block">
  <semantics>
    <mi>l</mi>
    <annotation encoding="StarMath 5.0">l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row>
      <mtext>k_min</mtext>
      <mo stretchy="false">=</mo>
      <mn>3</mn>
    </mrow>
    <annotation encoding="StarMath 5.0">"k_min" = 3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1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33/content.xml><?xml version="1.0" encoding="utf-8"?>
<math xmlns="http://www.w3.org/1998/Math/MathML" display="block">
  <semantics>
    <mi>N</mi>
    <annotation encoding="StarMath 5.0">N</annotation>
  </semantics>
</math>
</file>

<file path=Object 34/content.xml><?xml version="1.0" encoding="utf-8"?>
<math xmlns="http://www.w3.org/1998/Math/MathML" display="block">
  <semantics>
    <msup>
      <mtext>k_max</mtext>
      <mi>n</mi>
    </msup>
    <annotation encoding="StarMath 5.0">"k_max"^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